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pt" fo:country="BR" officeooo:rsid="00197811" officeooo:paragraph-rsid="00197811"/>
    </style:style>
    <style:style style:name="P2" style:family="paragraph" style:parent-style-name="Text_20_body" style:list-style-name="L1">
      <style:text-properties fo:language="pt" fo:country="BR" officeooo:rsid="00197811" officeooo:paragraph-rsid="00197811"/>
    </style:style>
    <style:style style:name="P3" style:family="paragraph" style:parent-style-name="Text_20_body">
      <style:text-properties fo:language="pt" fo:country="BR" officeooo:paragraph-rsid="00197811"/>
    </style:style>
    <style:style style:name="P4" style:family="paragraph" style:parent-style-name="Text_20_body">
      <style:text-properties officeooo:paragraph-rsid="002438f3"/>
    </style:style>
    <style:style style:name="P5" style:family="paragraph" style:parent-style-name="Text_20_body" style:list-style-name="L2">
      <style:text-properties officeooo:rsid="0025185d" officeooo:paragraph-rsid="0025185d"/>
    </style:style>
    <style:style style:name="P6" style:family="paragraph" style:parent-style-name="Title">
      <style:text-properties fo:language="pt" fo:country="BR" officeooo:rsid="00197811" officeooo:paragraph-rsid="00197811"/>
    </style:style>
    <style:style style:name="P7" style:family="paragraph" style:parent-style-name="Heading_20_2">
      <style:text-properties officeooo:rsid="002438f3" officeooo:paragraph-rsid="002438f3"/>
    </style:style>
    <style:style style:name="P8" style:family="paragraph" style:parent-style-name="Heading_20_1">
      <style:text-properties fo:language="pt" fo:country="BR" officeooo:rsid="00197811" officeooo:paragraph-rsid="00197811"/>
    </style:style>
    <style:style style:name="T1" style:family="text">
      <style:text-properties officeooo:rsid="00197811"/>
    </style:style>
    <style:style style:name="T2" style:family="text">
      <style:text-properties officeooo:rsid="001be2b4"/>
    </style:style>
    <style:style style:name="T3" style:family="text">
      <style:text-properties officeooo:rsid="001c922f"/>
    </style:style>
    <style:style style:name="T4" style:family="text">
      <style:text-properties officeooo:rsid="001f9403"/>
    </style:style>
    <style:style style:name="T5" style:family="text">
      <style:text-properties officeooo:rsid="002123da"/>
    </style:style>
    <style:style style:name="T6" style:family="text">
      <style:text-properties officeooo:rsid="0025185d"/>
    </style:style>
    <style:style style:name="T7" style:family="text">
      <style:text-properties officeooo:rsid="0026dcfd"/>
    </style:style>
    <text:list-style style:name="L1">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ternals of the RT Patch</text:p>
      <text:p text:style-name="P1"/>
      <text:h text:style-name="P8" text:outline-level="1">Termos para pesquisa:</text:h>
      <text:list xml:id="list7192929965328029783" text:style-name="L1">
        <text:list-item>
          <text:p text:style-name="P2">Spin-locks</text:p>
        </text:list-item>
        <text:list-item>
          <text:p text:style-name="P2">mutex</text:p>
        </text:list-item>
      </text:list>
      <text:p text:style-name="P1"/>
      <text:h text:style-name="P8" text:outline-level="1">Os prop<text:span text:style-name="T2">ó</text:span>sitos de um <text:span text:style-name="T3">S</text:span>istema <text:span text:style-name="T3">O</text:span>peracional de <text:span text:style-name="T3">T</text:span>empo <text:span text:style-name="T3">R</text:span>eal</text:h>
      <text:p text:style-name="P3"><text:tab/><text:span text:style-name="T1">O propósito de um Sistema Operacional de Tempo Real (SOTR), é criar um ambiente de desenvolvimento previsível e determinístico. Um SOTR não tem como principais objetivos a redução da latência entre uma ação e uma resposta, ou aumentar a velocidade do sistema, embora estas sejam duas características desejáveis em um SOTR. Um SOTR fornece a seus usuários um ambiente em que as ações de uma aplicação podem ser previstas de forma determinística, qualquer que seja a carga do sistema. O senso comum nos faz pensar que um SOTR provê uma performance geral melhor que Sistemas Operacionais de Propósito Geral (SOPG). Um SOTR de qualidade pode ter desempenho global equivalente a um SOPG, porém o primeiro, normalmente, sacrificará está performance em detrimento da previsibilidade.</text:span></text:p>
      <text:p text:style-name="P3"><text:tab/><text:span text:style-name="T4">SOPGs podem, em 99,9% dos casos, executar tarefas num tempo menor que SOTR, porém nos 0,01% restantes, o tempo de execução das tarefas pode ser até 100 vezes maior, o que seria suficiente para reprovar um sistema crítico. Embora execute uma tarefa num tempo maior, um SOTR, garante que esta tarefa sempre será executada dentro dos prazos estabelecidos.</text:span></text:p>
      <text:p text:style-name="P3"><text:tab/><text:span text:style-name="T5">Além das exigências quanto ao cumprimento de tarefas dentro de prazos determinados, um SOTR deve atender a requisitos referentes a responsividade. Ao ser submetido a um estímulo, interno ou externo, um SOTR, deve garantir que uma resposta deve ser rápida o suficiente para atender aos requisitos temporais do sistema.</text:span></text:p>
      <text:h text:style-name="P7" text:outline-level="2">Latências</text:h>
      <text:p text:style-name="P4"><text:tab/><text:span text:style-name="T6">O tempo decorrido entre um evento e a resposta correspondente a este evento se chama latência. Um evento pode ser um estímulo externo que necessita de uma resposta do sistema, ou um estímulo interno, como uma thread que foi colocada no estado “pronto” e espera para ser executada. Algumas causas comuns de latência em sistemas computacionais são:</text:span></text:p>
      <text:list xml:id="list1668723423616053986" text:style-name="L2">
        <text:list-item>
          <text:p text:style-name="P5">Latência de interrupção: É o tempo entre a ocorrência de uma interrupção e o momento em que é atendida.</text:p>
        </text:list-item>
        <text:list-item>
          <text:p text:style-name="P5">Latência de escalonamento: <text:span text:style-name="T7">É o tempo entre o instante em que uma tarefa de alta prioridade acorda e o momento em que ela inicia a execução.</text:span></text:p>
        </text:list-item>
        <text:list-item>
          <text:p text:style-name="P5">Inversão de prioridade: <text:span text:style-name="T7">É o tempo que uma thread com prioridade alta espera para utilizar um recurso em uso por uma thread de prioridade baixa.</text:span></text:p>
        </text:list-item>
        <text:list-item>
          <text:p text:style-name="P5">Inversão de interrupção: <text:span text:style-name="T7">É o tempo que uma thread de prioridade alta espera que uma interrupção termine de executar uma tarefa de baixa prioridad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pt" fo:country="BR"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9M33S</meta:editing-duration>
    <meta:editing-cycles>8</meta:editing-cycles>
    <meta:generator>LibreOffice/5.1.1.3$Windows_X86_64 LibreOffice_project/89f508ef3ecebd2cfb8e1def0f0ba9a803b88a6d</meta:generator>
    <dc:date>2017-10-12T20:04:27.327000000</dc:date>
    <meta:document-statistic meta:table-count="0" meta:image-count="0" meta:object-count="0" meta:page-count="1" meta:paragraph-count="14" meta:word-count="407" meta:character-count="2456" meta:non-whitespace-character-count="2065"/>
    <meta:user-defined meta:name="Info 1"/>
    <meta:user-defined meta:name="Info 2"/>
    <meta:user-defined meta:name="Info 3"/>
    <meta:user-defined meta:name="Info 4"/>
  </office:meta>
</office:document-meta>
</file>